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38.61mm"/>
    </style:style>
    <style:style style:name="co10" style:family="table-column">
      <style:table-column-properties fo:break-before="auto" style:column-width="31.19mm"/>
    </style:style>
    <style:style style:name="co11" style:family="table-column">
      <style:table-column-properties fo:break-before="auto" style:column-width="34.64mm"/>
    </style:style>
    <style:style style:name="co12" style:family="table-column">
      <style:table-column-properties fo:break-before="auto" style:column-width="30.69mm"/>
    </style:style>
    <style:style style:name="co13" style:family="table-column">
      <style:table-column-properties fo:break-before="auto" style:column-width="29.02mm"/>
    </style:style>
    <style:style style:name="co14" style:family="table-column">
      <style:table-column-properties fo:break-before="auto" style:column-width="22.2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43" style:family="table-cell" style:parent-style-name="Default">
      <style:table-cell-properties style:diagonal-bl-tr="none" style:diagonal-tl-br="none" fo:border="none" fo:padding="0.71mm" style:rotation-align="none"/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 style:data-style-name="N4"/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8" table:number-columns-repeated="245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number-columns-repeated="1015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office:value-type="string" calcext:value-type="string">
            <text:p>w4</text:p>
          </table:table-cell>
          <table:table-cell table:number-columns-repeated="1015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table:style-name="Default" table:number-columns-repeated="7"/>
          <table:table-cell/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01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7"/>
          <table:table-cell/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01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/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/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Default" table:number-columns-repeated="7"/>
          <table:table-cell/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01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/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01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style-name="ce18" office:value-type="string" calcext:value-type="string">
            <text:p>Staż pracy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style-name="Default" table:number-columns-repeated="3"/>
          <table:table-cell/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w1</text:p>
          </table:table-cell>
          <table:table-cell table:style-name="Default" office:value-type="string" calcext:value-type="string">
            <text:p>&lt;10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3"/>
          <table:table-cell/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/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/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/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01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Ilość:</text:p>
          </table:table-cell>
          <table:table-cell table:style-name="Default" table:formula="of:=DCOUNTA([.A4:.G103];[.D4];[.I12:.I13])" office:value-type="float" office:value="18" calcext:value-type="float">
            <text:p>18</text:p>
          </table:table-cell>
          <table:table-cell table:style-name="Default" table:number-columns-repeated="5"/>
          <table:table-cell/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1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Suma:</text:p>
          </table:table-cell>
          <table:table-cell table:style-name="Default" table:formula="of:=DSUM([.A4:.G103];[.F4];[.I12:.J13])" office:value-type="float" office:value="10951" calcext:value-type="float">
            <text:p>10951</text:p>
          </table:table-cell>
          <table:table-cell table:style-name="Default" table:number-columns-repeated="5"/>
          <table:table-cell/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01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43" office:value-type="string" calcext:value-type="string">
            <text:p>Średnia kobiet:</text:p>
          </table:table-cell>
          <table:table-cell table:style-name="ce45" table:formula="of:=DAVERAGE([.A4:.G103];[.F4];[.K12:.K13])" office:value-type="float" office:value="994.878787878788" calcext:value-type="float">
            <text:p>994,88</text:p>
          </table:table-cell>
          <table:table-cell table:style-name="Default" table:number-columns-repeated="5"/>
          <table:table-cell/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ce44" office:value-type="string" calcext:value-type="string">
            <text:p>Średnia mężczyzn:</text:p>
          </table:table-cell>
          <table:table-cell table:style-name="ce45" table:formula="of:=DAVERAGE([.A4:.G103];[.F4];[.L12:.L13])" office:value-type="float" office:value="1600.80787878788" calcext:value-type="float">
            <text:p>1 600,81</text:p>
          </table:table-cell>
          <table:table-cell table:style-name="Default" table:number-columns-repeated="5"/>
          <table:table-cell/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3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4">
          <table:table-cell table:style-name="ce11" office:value-type="string" calcext:value-type="string">
            <text:p>Wydzia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3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8" table:number-columns-repeated="5" table:default-cell-style-name="ce5"/>
        <table:table-column table:style-name="co14" table:default-cell-style-name="ce5"/>
        <table:table-column table:style-name="co8" table:number-columns-repeated="251" table:default-cell-style-name="ce5"/>
        <table:table-column table:style-name="co8" table:number-columns-repeated="767" table:default-cell-style-name="Default"/>
        <table:table-row table:style-name="ro4">
          <table:table-cell table:number-columns-repeated="1024"/>
        </table:table-row>
        <table:table-row table:style-name="ro4">
          <table:table-cell table:number-columns-repeated="7"/>
          <table:table-cell table:style-name="ce11" office:value-type="string" calcext:value-type="string">
            <text:p>Płeć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K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4" table:number-rows-repeated="32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8" office:value-type="string" calcext:value-type="string">
            <text:p>Staż pracy</text:p>
          </table:table-cell>
          <table:table-cell table:number-columns-repeated="1013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&lt; 3</text:p>
          </table:table-cell>
          <table:table-cell table:number-columns-repeated="1013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7"/>
          <table:table-cell table:number-columns-repeated="1007"/>
        </table:table-row>
        <table:table-row table:style-name="ro4" table:number-rows-repeated="8">
          <table:table-cell table:number-columns-repeated="10"/>
          <table:table-cell table:style-name="Default" table:number-columns-repeated="7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8" table:number-columns-repeated="257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Default"/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number-columns-repeated="1014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w2</text:p>
          </table:table-cell>
          <table:table-cell office:value-type="string" calcext:value-type="string">
            <text:p>M</text:p>
          </table:table-cell>
          <table:table-cell table:number-columns-repeated="1014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w5</text:p>
          </table:table-cell>
          <table:table-cell office:value-type="string" calcext:value-type="string">
            <text:p>K</text:p>
          </table:table-cell>
          <table:table-cell table:number-columns-repeated="1014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 table:number-rows-repeated="6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robki" table:style-name="ta7">
        <office:forms form:automatic-focus="false" form:apply-design-mode="false"/>
        <table:table-column table:style-name="co3" table:default-cell-style-name="Default"/>
        <table:table-row table:style-name="ro5" table:number-rows-repeated="2">
          <table:table-cell/>
        </table:table-row>
        <table:table-row table:style-name="ro4" table:number-rows-repeated="5">
          <table:table-cell/>
        </table:table-row>
        <table:table-row table:style-name="ro4">
          <table:table-cell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/>
        <table:database-range table:name="__Anonymous_Sheet_DB__2" table:target-range-address="w3.A4:w3.G32"/>
        <table:database-range table:name="__Anonymous_Sheet_DB__3" table:target-range-address="kobiety.A5:kobiety.G71"/>
        <table:database-range table:name="__Anonymous_Sheet_DB__4" table:target-range-address="'Staż pracy &lt; 3 lat'.A1:'Staż pracy &lt; 3 lat'.G31"/>
        <table:database-range table:name="__Anonymous_Sheet_DB__5" table:target-range-address="'w2 M w5 K'.A2:'w2 M w5 K'.G19"/>
        <table:database-range table:name="__Anonymous_Sheet_DB__6" table:target-range-address="Zarobki.H5:Zarobki.I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10:38.52716627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0:35:03.024795465</dc:date>
    <meta:editing-cycles>7</meta:editing-cycles>
    <meta:editing-duration>PT15M30S</meta:editing-duration>
    <meta:generator>LibreOffice/6.0.7.3$Linux_X86_64 LibreOffice_project/00m0$Build-3</meta:generator>
    <meta:document-statistic meta:table-count="7" meta:cell-count="1856" meta:object-count="0"/>
  </office:meta>
</office:document-meta>
</file>